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uncher in eclipse tutorial<text:tab/></text:p>
      <text:p text:style-name="Standard"><text:tab/><text:tab/><text:tab/><text:tab/><text:tab/><text:tab/>-----Jun Le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0:36:05</meta:creation-date>
    <dc:date>2014-12-29T10:37:34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7" meta:non-whitespace-character-count="36"/>
    <meta:generator>LibreOffice/3.5$Linux_x86 LibreOffice_project/350m1$Build-2</meta:generator>
  </office:meta>
</office:document-meta>
</file>